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bf6571" officeooo:paragraph-rsid="03c1a658"/>
    </style:style>
    <style:style style:name="P6" style:family="paragraph" style:parent-style-name="Text_20_body">
      <style:text-properties officeooo:rsid="03ef544f" officeooo:paragraph-rsid="03ef544f"/>
    </style:style>
    <style:style style:name="P7" style:family="paragraph" style:parent-style-name="Text_20_body">
      <style:text-properties officeooo:rsid="0411b153" officeooo:paragraph-rsid="04223994"/>
    </style:style>
    <style:style style:name="P8" style:family="paragraph" style:parent-style-name="Text_20_body">
      <style:text-properties officeooo:rsid="04232749" officeooo:paragraph-rsid="04232749"/>
    </style:style>
    <style:style style:name="P9" style:family="paragraph" style:parent-style-name="Text_20_body">
      <style:text-properties officeooo:rsid="04232749" officeooo:paragraph-rsid="0429c005"/>
    </style:style>
    <style:style style:name="P10" style:family="paragraph" style:parent-style-name="Text_20_body">
      <style:text-properties officeooo:rsid="0426eb53" officeooo:paragraph-rsid="0426eb53"/>
    </style:style>
    <style:style style:name="P11" style:family="paragraph" style:parent-style-name="Text_20_body">
      <style:text-properties officeooo:rsid="042b5803" officeooo:paragraph-rsid="042b5803"/>
    </style:style>
    <style:style style:name="P12" style:family="paragraph" style:parent-style-name="Text_20_body">
      <style:paragraph-properties fo:text-align="start" style:justify-single-word="false" style:writing-mode="lr-tb"/>
      <style:text-properties officeooo:rsid="03c51c01" officeooo:paragraph-rsid="03d4d8ca"/>
    </style:style>
    <style:style style:name="P13" style:family="paragraph" style:parent-style-name="Text_20_body">
      <style:paragraph-properties fo:text-align="start" style:justify-single-word="false" style:writing-mode="lr-tb"/>
      <style:text-properties officeooo:rsid="03c51c01" officeooo:paragraph-rsid="03da10e1"/>
    </style:style>
    <style:style style:name="P14" style:family="paragraph" style:parent-style-name="Text_20_body">
      <style:paragraph-properties fo:text-align="start" style:justify-single-word="false" style:writing-mode="lr-tb"/>
      <style:text-properties officeooo:rsid="03c51c01" officeooo:paragraph-rsid="03da80d4"/>
    </style:style>
    <style:style style:name="P15" style:family="paragraph" style:parent-style-name="Text_20_body">
      <style:paragraph-properties fo:text-align="start" style:justify-single-word="false" style:writing-mode="lr-tb"/>
      <style:text-properties officeooo:rsid="03d2043e" officeooo:paragraph-rsid="03d2043e"/>
    </style:style>
    <style:style style:name="P16" style:family="paragraph" style:parent-style-name="Text_20_body">
      <style:paragraph-properties fo:text-align="start" style:justify-single-word="false" style:writing-mode="lr-tb"/>
      <style:text-properties officeooo:rsid="03d2043e" officeooo:paragraph-rsid="03dc4830"/>
    </style:style>
    <style:style style:name="P17" style:family="paragraph" style:parent-style-name="Text_20_body">
      <style:paragraph-properties fo:text-align="start" style:justify-single-word="false" style:writing-mode="lr-tb"/>
      <style:text-properties officeooo:rsid="03d3a624" officeooo:paragraph-rsid="03de3fdd"/>
    </style:style>
    <style:style style:name="P18" style:family="paragraph" style:parent-style-name="Text_20_body">
      <style:paragraph-properties fo:text-align="start" style:justify-single-word="false" style:writing-mode="lr-tb"/>
      <style:text-properties officeooo:rsid="03c1a658" officeooo:paragraph-rsid="03da80d4"/>
    </style:style>
    <style:style style:name="P19" style:family="paragraph" style:parent-style-name="Standard">
      <style:paragraph-properties fo:text-align="start" style:justify-single-word="false" style:writing-mode="lr-tb"/>
      <style:text-properties style:font-name="Courier New"/>
    </style:style>
    <style:style style:name="P20" style:family="paragraph" style:parent-style-name="Text_20_body">
      <style:paragraph-properties fo:text-align="end" style:justify-single-word="false" style:writing-mode="rl-tb"/>
      <style:text-properties officeooo:rsid="03c2bb75" officeooo:paragraph-rsid="03c2bb75"/>
    </style:style>
    <style:style style:name="P21" style:family="paragraph" style:parent-style-name="Text_20_body">
      <style:paragraph-properties fo:text-align="end" style:justify-single-word="false" style:writing-mode="rl-tb"/>
      <style:text-properties officeooo:rsid="03c44192" officeooo:paragraph-rsid="03c44192"/>
    </style:style>
    <style:style style:name="P22" style:family="paragraph" style:parent-style-name="Text_20_body">
      <style:paragraph-properties fo:text-align="end" style:justify-single-word="false" style:writing-mode="rl-tb"/>
      <style:text-properties officeooo:rsid="03c51c01" officeooo:paragraph-rsid="03c51c01"/>
    </style:style>
    <style:style style:name="P23" style:family="paragraph" style:parent-style-name="Text_20_body">
      <style:paragraph-properties fo:text-align="end" style:justify-single-word="false" style:writing-mode="rl-tb"/>
      <style:text-properties officeooo:rsid="03d2043e" officeooo:paragraph-rsid="03d2043e"/>
    </style:style>
    <style:style style:name="P24" style:family="paragraph" style:parent-style-name="Text_20_body">
      <style:paragraph-properties fo:text-align="end" style:justify-single-word="false" style:writing-mode="rl-tb"/>
      <style:text-properties officeooo:rsid="03d3a492" officeooo:paragraph-rsid="03d3a492"/>
    </style:style>
    <style:style style:name="P25" style:family="paragraph" style:parent-style-name="Text_20_body">
      <style:paragraph-properties fo:text-align="end" style:justify-single-word="false" style:writing-mode="rl-tb"/>
      <style:text-properties officeooo:rsid="03e59eb7" officeooo:paragraph-rsid="03e59eb7"/>
    </style:style>
    <style:style style:name="P26" style:family="paragraph" style:parent-style-name="Text_20_body">
      <style:paragraph-properties fo:text-align="end" style:justify-single-word="false" style:writing-mode="rl-tb"/>
      <style:text-properties fo:font-style="normal" officeooo:rsid="03e5057a" officeooo:paragraph-rsid="03f7cda0" style:font-style-asian="normal" style:font-style-complex="normal"/>
    </style:style>
    <style:style style:name="P27" style:family="paragraph" style:parent-style-name="Text_20_body">
      <style:paragraph-properties fo:text-align="end" style:justify-single-word="false" style:writing-mode="rl-tb"/>
      <style:text-properties fo:font-style="normal" officeooo:rsid="03e7d0fa" officeooo:paragraph-rsid="03f7cda0" style:font-style-asian="normal" style:font-style-complex="normal"/>
    </style:style>
    <style:style style:name="P28" style:family="paragraph" style:parent-style-name="Text_20_body">
      <style:paragraph-properties fo:text-align="end" style:justify-single-word="false" style:writing-mode="rl-tb"/>
      <style:text-properties officeooo:rsid="03f8afcf" officeooo:paragraph-rsid="03f8afcf"/>
    </style:style>
    <style:style style:name="P29" style:family="paragraph" style:parent-style-name="Standard">
      <style:paragraph-properties fo:text-align="end" style:justify-single-word="false" style:writing-mode="rl-tb"/>
      <style:text-properties style:font-name="Courier New" officeooo:rsid="041cf7eb" officeooo:paragraph-rsid="041cf7eb"/>
    </style:style>
    <style:style style:name="P30" style:family="paragraph" style:parent-style-name="Heading_20_2">
      <style:paragraph-properties fo:text-align="end" style:justify-single-word="false" style:writing-mode="rl-tb"/>
      <style:text-properties fo:font-weight="normal" officeooo:rsid="03f63d0d" officeooo:paragraph-rsid="03f63d0d" style:font-weight-asian="normal" style:font-weight-complex="normal"/>
    </style:style>
    <style:style style:name="P31" style:family="paragraph" style:parent-style-name="Text_20_body">
      <style:paragraph-properties fo:margin-top="0in" fo:margin-bottom="0.0575in" loext:contextual-spacing="false" fo:text-align="end" style:justify-single-word="false" style:writing-mode="rl-tb"/>
      <style:text-properties officeooo:rsid="03fc5636" officeooo:paragraph-rsid="03fc5636"/>
    </style:style>
    <style:style style:name="P32" style:family="paragraph" style:parent-style-name="Text_20_body">
      <style:paragraph-properties fo:margin-top="0in" fo:margin-bottom="0.0575in" loext:contextual-spacing="false" fo:text-align="end" style:justify-single-word="false" style:writing-mode="rl-tb"/>
      <style:text-properties officeooo:paragraph-rsid="0409f43b"/>
    </style:style>
    <style:style style:name="P33" style:family="paragraph" style:parent-style-name="Text_20_body">
      <style:paragraph-properties fo:margin-top="0in" fo:margin-bottom="0.0575in" loext:contextual-spacing="false" fo:text-align="end" style:justify-single-word="false" style:writing-mode="rl-tb"/>
      <style:text-properties officeooo:rsid="03fe6cad" officeooo:paragraph-rsid="03fe6cad"/>
    </style:style>
    <style:style style:name="P34" style:family="paragraph" style:parent-style-name="Text_20_body">
      <style:paragraph-properties fo:margin-top="0in" fo:margin-bottom="0.0575in" loext:contextual-spacing="false" fo:text-align="end" style:justify-single-word="false" style:writing-mode="rl-tb"/>
      <style:text-properties officeooo:rsid="04075c45" officeooo:paragraph-rsid="04075c45"/>
    </style:style>
    <style:style style:name="P35" style:family="paragraph" style:parent-style-name="Text_20_body">
      <style:paragraph-properties fo:margin-top="0in" fo:margin-bottom="0.0575in" loext:contextual-spacing="false" fo:text-align="end" style:justify-single-word="false" style:writing-mode="rl-tb"/>
      <style:text-properties officeooo:rsid="04096be7" officeooo:paragraph-rsid="04096be7"/>
    </style:style>
    <style:style style:name="P36" style:family="paragraph" style:parent-style-name="Text_20_body">
      <style:paragraph-properties fo:margin-top="0in" fo:margin-bottom="0.0575in" loext:contextual-spacing="false" fo:text-align="end" style:justify-single-word="false" style:writing-mode="rl-tb"/>
      <style:text-properties officeooo:rsid="040af6c8" officeooo:paragraph-rsid="040c5524"/>
    </style:style>
    <style:style style:name="P37"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deef7"/>
    </style:style>
    <style:style style:name="P38" style:family="paragraph" style:parent-style-name="Text_20_body">
      <style:paragraph-properties fo:margin-top="0in" fo:margin-bottom="0.0575in" loext:contextual-spacing="false" fo:text-align="end" style:justify-single-word="false" style:writing-mode="rl-tb"/>
      <style:text-properties style:use-window-font-color="true" officeooo:rsid="040d07a4" officeooo:paragraph-rsid="040d07a4"/>
    </style:style>
    <style:style style:name="P39" style:family="paragraph" style:parent-style-name="Heading_20_2">
      <style:paragraph-properties fo:margin-top="0in" fo:margin-bottom="0.0575in" loext:contextual-spacing="false" fo:text-align="end" style:justify-single-word="false" style:writing-mode="rl-tb"/>
      <style:text-properties style:use-window-font-color="true" officeooo:rsid="04103cf8" officeooo:paragraph-rsid="04103cf8"/>
    </style:style>
    <style:style style:name="P40" style:family="paragraph" style:parent-style-name="Text_20_body">
      <style:paragraph-properties fo:margin-top="0in" fo:margin-bottom="0.0575in" loext:contextual-spacing="false" fo:text-align="start" style:justify-single-word="false" style:writing-mode="lr-tb"/>
      <style:text-properties officeooo:rsid="03fc5636" officeooo:paragraph-rsid="03fc5636"/>
    </style:style>
    <style:style style:name="P41" style:family="paragraph" style:parent-style-name="Text_20_body">
      <style:paragraph-properties fo:margin-top="0in" fo:margin-bottom="0.0575in" loext:contextual-spacing="false" fo:text-align="start" style:justify-single-word="false" style:writing-mode="lr-tb"/>
      <style:text-properties officeooo:rsid="03fdeef7" officeooo:paragraph-rsid="03fdeef7"/>
    </style:style>
    <style:style style:name="P42" style:family="paragraph" style:parent-style-name="Text_20_body">
      <style:paragraph-properties fo:margin-top="0in" fo:margin-bottom="0.0575in" loext:contextual-spacing="false" fo:text-align="start" style:justify-single-word="false" style:writing-mode="lr-tb"/>
      <style:text-properties officeooo:rsid="03fdeef7" officeooo:paragraph-rsid="03fe6cad"/>
    </style:style>
    <style:style style:name="P43" style:family="paragraph" style:parent-style-name="Text_20_body">
      <style:paragraph-properties fo:margin-top="0in" fo:margin-bottom="0.0575in" loext:contextual-spacing="false" fo:text-align="start" style:justify-single-word="false" style:writing-mode="lr-tb"/>
      <style:text-properties officeooo:rsid="03fdeef7" officeooo:paragraph-rsid="04013563"/>
    </style:style>
    <style:style style:name="P44" style:family="paragraph" style:parent-style-name="Text_20_body">
      <style:paragraph-properties fo:margin-top="0in" fo:margin-bottom="0.0575in" loext:contextual-spacing="false" fo:text-align="start" style:justify-single-word="false" style:writing-mode="lr-tb"/>
      <style:text-properties officeooo:rsid="03fdeef7" officeooo:paragraph-rsid="0408033c"/>
    </style:style>
    <style:style style:name="P45" style:family="paragraph" style:parent-style-name="Text_20_body">
      <style:paragraph-properties fo:margin-top="0in" fo:margin-bottom="0.0575in" loext:contextual-spacing="false" fo:text-align="start" style:justify-single-word="false" style:writing-mode="lr-tb"/>
      <style:text-properties officeooo:rsid="03fffc45" officeooo:paragraph-rsid="03fffc45"/>
    </style:style>
    <style:style style:name="P46" style:family="paragraph" style:parent-style-name="Text_20_body">
      <style:paragraph-properties fo:margin-top="0in" fo:margin-bottom="0.0575in" loext:contextual-spacing="false" fo:text-align="start" style:justify-single-word="false" style:writing-mode="lr-tb"/>
      <style:text-properties officeooo:rsid="04005169" officeooo:paragraph-rsid="04005169"/>
    </style:style>
    <style:style style:name="P47" style:family="paragraph" style:parent-style-name="Heading_20_2">
      <style:text-properties officeooo:rsid="03f8afcf" officeooo:paragraph-rsid="03f8afcf"/>
    </style:style>
    <style:style style:name="P48" style:family="paragraph" style:parent-style-name="Heading_20_2">
      <style:text-properties fo:font-weight="normal" officeooo:rsid="03f43688" officeooo:paragraph-rsid="03bcf355" style:font-weight-asian="normal" style:font-weight-complex="normal"/>
    </style:style>
    <style:style style:name="P49" style:family="paragraph" style:parent-style-name="Heading_20_1">
      <style:text-properties officeooo:rsid="03f26fef" officeooo:paragraph-rsid="03f26fef"/>
    </style:style>
    <style:style style:name="P50" style:family="paragraph" style:parent-style-name="Heading_20_2">
      <style:text-properties officeooo:rsid="0430dbe3" officeooo:paragraph-rsid="0430dbe3"/>
    </style:style>
    <style:style style:name="P51" style:family="paragraph" style:parent-style-name="Text_20_body">
      <style:text-properties officeooo:rsid="04137347" officeooo:paragraph-rsid="04223994"/>
    </style:style>
    <style:style style:name="P52" style:family="paragraph" style:parent-style-name="Text_20_body" style:list-style-name="L4">
      <style:text-properties officeooo:rsid="0424ce9b" officeooo:paragraph-rsid="0429c005"/>
    </style:style>
    <style:style style:name="P53" style:family="paragraph" style:parent-style-name="Text_20_body" style:list-style-name="L4">
      <style:text-properties officeooo:rsid="0429c005" officeooo:paragraph-rsid="0429c005"/>
    </style:style>
    <style:style style:name="P54" style:family="paragraph" style:parent-style-name="Text_20_body" style:list-style-name="L5">
      <style:text-properties officeooo:rsid="042cdfda" officeooo:paragraph-rsid="042cdfda"/>
    </style:style>
    <style:style style:name="P55" style:family="paragraph" style:parent-style-name="Text_20_body">
      <style:text-properties officeooo:rsid="042cdfda" officeooo:paragraph-rsid="042cdfda"/>
    </style:style>
    <style:style style:name="P56" style:family="paragraph" style:parent-style-name="Text_20_body" style:list-style-name="L6"/>
    <style:style style:name="P57" style:family="paragraph" style:parent-style-name="Text_20_body" style:list-style-name="L6">
      <style:text-properties officeooo:rsid="040445be" officeooo:paragraph-rsid="040445be"/>
    </style:style>
    <style:style style:name="P58" style:family="paragraph" style:parent-style-name="Text_20_body">
      <style:text-properties officeooo:rsid="042fc6f5" officeooo:paragraph-rsid="042fc6f5"/>
    </style:style>
    <style:style style:name="P59" style:family="paragraph" style:parent-style-name="Text_20_body">
      <style:text-properties officeooo:rsid="0430dbe3" officeooo:paragraph-rsid="0430dbe3"/>
    </style:style>
    <style:style style:name="P60" style:family="paragraph" style:parent-style-name="Text_20_body" style:list-style-name="L1">
      <style:paragraph-properties fo:text-align="end" style:justify-single-word="false" style:writing-mode="rl-tb"/>
      <style:text-properties officeooo:rsid="03e2b4c3" officeooo:paragraph-rsid="03e59eb7"/>
    </style:style>
    <style:style style:name="P61" style:family="paragraph" style:parent-style-name="Text_20_body" style:list-style-name="L1">
      <style:paragraph-properties fo:text-align="end" style:justify-single-word="false" style:writing-mode="rl-tb"/>
      <style:text-properties officeooo:rsid="03e59eb7" officeooo:paragraph-rsid="03e59eb7"/>
    </style:style>
    <style:style style:name="P62"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a38f3"/>
    </style:style>
    <style:style style:name="P63"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a38f3"/>
    </style:style>
    <style:style style:name="P64"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40c5524"/>
    </style:style>
    <style:style style:name="P65"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40d07a4"/>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efb4ab"/>
    </style:style>
    <style:style style:name="T23" style:family="text">
      <style:text-properties officeooo:rsid="03f5b1ed"/>
    </style:style>
    <style:style style:name="T24" style:family="text">
      <style:text-properties officeooo:rsid="03fa38f3"/>
    </style:style>
    <style:style style:name="T25" style:family="text">
      <style:text-properties officeooo:rsid="03fbd63d"/>
    </style:style>
    <style:style style:name="T26" style:family="text">
      <style:text-properties style:use-window-font-color="true"/>
    </style:style>
    <style:style style:name="T27" style:family="text">
      <style:text-properties style:use-window-font-color="true" officeooo:rsid="03fc5636"/>
    </style:style>
    <style:style style:name="T28" style:family="text">
      <style:text-properties style:use-window-font-color="true" officeooo:rsid="03fe6359"/>
    </style:style>
    <style:style style:name="T29" style:family="text">
      <style:text-properties style:use-window-font-color="true" officeooo:rsid="03fe6cad"/>
    </style:style>
    <style:style style:name="T30" style:family="text">
      <style:text-properties style:use-window-font-color="true" officeooo:rsid="0400c40e"/>
    </style:style>
    <style:style style:name="T31" style:family="text">
      <style:text-properties style:use-window-font-color="true" officeooo:rsid="04013563"/>
    </style:style>
    <style:style style:name="T32" style:family="text">
      <style:text-properties style:use-window-font-color="true" officeooo:rsid="04025eac"/>
    </style:style>
    <style:style style:name="T33" style:family="text">
      <style:text-properties style:use-window-font-color="true" officeooo:rsid="04058c30"/>
    </style:style>
    <style:style style:name="T34" style:family="text">
      <style:text-properties style:use-window-font-color="true" officeooo:rsid="0407ba97"/>
    </style:style>
    <style:style style:name="T35" style:family="text">
      <style:text-properties style:use-window-font-color="true" officeooo:rsid="0408033c"/>
    </style:style>
    <style:style style:name="T36" style:family="text">
      <style:text-properties style:use-window-font-color="true" fo:font-weight="bold" style:font-weight-asian="bold" style:font-weight-complex="bold"/>
    </style:style>
    <style:style style:name="T37" style:family="text">
      <style:text-properties style:use-window-font-color="true" fo:font-weight="bold" officeooo:rsid="03fc5636" style:font-weight-asian="bold" style:font-weight-complex="bold"/>
    </style:style>
    <style:style style:name="T38" style:family="text">
      <style:text-properties style:use-window-font-color="true" officeooo:rsid="040c5524"/>
    </style:style>
    <style:style style:name="T39" style:family="text">
      <style:text-properties officeooo:rsid="04005169"/>
    </style:style>
    <style:style style:name="T40" style:family="text">
      <style:text-properties officeooo:rsid="0409f43b"/>
    </style:style>
    <style:style style:name="T41" style:family="text">
      <style:text-properties officeooo:rsid="0411b153"/>
    </style:style>
    <style:style style:name="T42" style:family="text">
      <style:text-properties officeooo:rsid="04137347"/>
    </style:style>
    <style:style style:name="T43" style:family="text">
      <style:text-properties fo:color="#0000ff"/>
    </style:style>
    <style:style style:name="T44" style:family="text">
      <style:text-properties fo:color="#0000ff" officeooo:rsid="0411b153"/>
    </style:style>
    <style:style style:name="T45" style:family="text">
      <style:text-properties fo:color="#0000ff" officeooo:rsid="041bc02d"/>
    </style:style>
    <style:style style:name="T46" style:family="text">
      <style:text-properties fo:color="#008000"/>
    </style:style>
    <style:style style:name="T47" style:family="text">
      <style:text-properties fo:color="#008000" officeooo:rsid="0411b153"/>
    </style:style>
    <style:style style:name="T48" style:family="text">
      <style:text-properties fo:color="#008000" officeooo:rsid="0415d069"/>
    </style:style>
    <style:style style:name="T49" style:family="text">
      <style:text-properties officeooo:rsid="0415d069"/>
    </style:style>
    <style:style style:name="T50" style:family="text">
      <style:text-properties officeooo:rsid="0427ce05"/>
    </style:style>
    <style:style style:name="T51" style:family="text">
      <style:text-properties officeooo:rsid="042a80e2"/>
    </style:style>
    <style:style style:name="T52" style:family="text">
      <style:text-properties officeooo:rsid="042b580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span text:style-name="T23">משתני </text:span>רפרנס<text:span text:style-name="T23"> - reference variables</text:span></text:h>
      <text:p text:style-name="P48">רפרנסים לעומת פוינטרים</text:p>
      <text:p text:style-name="P5">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18">int num; int* pnum = &amp;num;</text:p>
      <text:p text:style-name="P21">כדי להשתמש בפוינטר, צריך ל<text:span text:style-name="T12">הקדים לו כוכבית, למשל:</text:span></text:p>
      <text:p text:style-name="P14">(*<text:span text:style-name="T14">pnum</text:span>) = 5;</text:p>
      <text:p text:style-name="P22">ואם המשתנה הוא עצם או struct, צריך להשתמש בחץ, למשל:</text:p>
      <text:p text:style-name="P12">Point <text:span text:style-name="T16">location; Point* plocation = &amp;location;</text:span></text:p>
      <text:p text:style-name="P13"><text:span text:style-name="T15">plocation</text:span>-&gt;x = 5;<text:span text:style-name="T13"> <text:s/>// equivalent to (*plocation).x = 5;</text:span></text:p>
      <text:p text:style-name="P20">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15">int&amp; <text:span text:style-name="T17">rnum</text:span> =<text:span text:style-name="T17"> num</text:span>;</text:p>
      <text:p text:style-name="P23">זה מאד דומה, רק שהפעם, אפשר לגשת למשתנה בלי כוכבית, למשל:</text:p>
      <text:p text:style-name="P16"><text:span text:style-name="T17">rnum</text:span> = 5;</text:p>
      <text:p text:style-name="P24">ובלי חץ, למשל:</text:p>
      <text:p text:style-name="P17">Point&amp; <text:span text:style-name="T18">rlocation</text:span> = <text:span text:style-name="T18">location</text:span>; <text:s text:c="3"/><text:span text:style-name="T18">rlocation</text:span>.x = 5;</text:p>
      <text:p text:style-name="P25">חוץ מצורת הגישה, ישנם שני הבדלים עיקריים בין <text:span text:style-name="T19">פוינטר לרפרנס: </text:span></text:p>
      <text:list xml:id="list1485179284359698828" text:style-name="L1">
        <text:list-item>
          <text:p text:style-name="P60">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1">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0">השוואה לג'אבה</text:p>
      <text:p text:style-name="P26">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27">אבל בניגוד לרפרנסים, אפשר לאתחל אותם עם null.</text:p>
      <text:p text:style-name="P47">שימושים</text:p>
      <text:p text:style-name="P6">השימוש העיקרי של רפרנס <text:span text:style-name="T22">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47">"ערך שמאלי" ו"ערך ימני" - lvalue, rvalue</text:p>
      <text:p text:style-name="P28">אחד המושגים שמופיעים הרבה בתיעוד של ++C <text:span text:style-name="T24">ובהודעות-השגיאה של קומפיילרים </text:span>הם: lvalue, rvalue<text:span text:style-name="T24">.</text:span></text:p>
      <text:list xml:id="list6025166237068255131" text:style-name="L2">
        <text:list-item>
          <text:p text:style-name="P62">lvalue - <text:span text:style-name="T24">מציין דבר שיש לו כתובת בזיכרון, דבר שמתקיים גם אחרי שהביטוי מסתיים. למשל: משתנה, רפרנס, כוכבית-פוינטר. הוא נקרא </text:span><text:span text:style-name="T5">l</text:span><text:span text:style-name="T24">value כי יש לו </text:span><text:span text:style-name="T5">l</text:span><text:span text:style-name="T24">ocation וכי אפשר לשים אותו בצד השמאלי (</text:span><text:span text:style-name="T5">l</text:span><text:span text:style-name="T24">eft) של סימן =.</text:span></text:p>
        </text:list-item>
        <text:list-item>
          <text:p text:style-name="P63">rvalue - מציין דבר שלא ממשיך להתקיים אחרי שהביטוי מסתיים. למשל: <text:span text:style-name="T25">מספר, מחרוזת קבועה, ביטוי מתמטי (x+y), קריאה לפונקציה (f(123)). <text:s/>הוא נקרא </text:span><text:span text:style-name="T6">r</text:span><text:span text:style-name="T25">value כי הוא יכול להופיע רק בצד הימני (</text:span><text:span text:style-name="T6">r</text:span><text:span text:style-name="T25">ight) של סימן =.</text:span></text:p>
        </text:list-item>
      </text:list>
      <text:p text:style-name="P31">לדוגמה, אם כותבים <text:span text:style-name="T39">ביטויים כמו</text:span>:</text:p>
      <text:p text:style-name="P40">7<text:span text:style-name="T39"> </text:span>=<text:span text:style-name="T39"> </text:span>a;</text:p>
      <text:p text:style-name="P45">x+y<text:span text:style-name="T39"> </text:span>=<text:span text:style-name="T39"> </text:span>a;</text:p>
      <text:p text:style-name="P46">f() = a;</text:p>
      <text:p text:style-name="P32"><text:span text:style-name="T40">(כאשר f היא פונקציה שמחזירה int) <text:s/>מקבלים הודעת שגיאה: "expression must be a modifiable lvalue</text:span><text:span text:style-name="T27">"</text:span><text:span text:style-name="T30">.</text:span></text:p>
      <text:p text:style-name="P37">טוב, זה די צפוי, אבל הודעת-שגיאה עם lvalue יכול להופיע גם במקרים פחות צפויים. למשל:</text:p>
      <text:p text:style-name="P41"><text:span text:style-name="T26">int&amp; </text:span><text:span text:style-name="T28">refToInt</text:span><text:span text:style-name="T26"> = </text:span><text:span text:style-name="T28">5;</text:span></text:p>
      <text:p text:style-name="P42"><text:span text:style-name="T28">int&amp; refToInt = </text:span><text:span text:style-name="T29">x+y</text:span><text:span text:style-name="T28">;</text:span></text:p>
      <text:p text:style-name="P43"><text:span text:style-name="T28">int&amp; refToInt = </text:span><text:span text:style-name="T31">f()</text:span><text:span text:style-name="T28">;</text:span></text:p>
      <text:p text:style-name="P33"><text:span text:style-name="T28">ג</text:span><text:span text:style-name="T26">ם כאן נקבל הודעת שגיאה האומרת לנו שאי-אפשר לאתחל רפרנס עם דבר שהוא לא lvalue. למה? כי רפרנס אמור להצביע לעצם </text:span><text:span text:style-name="T33">ש</text:span><text:span text:style-name="T26">אפשר לשנות אותו - הוא לא יכול להצביע למספר </text:span><text:span text:style-name="T32">או לביטוי זמני.</text:span></text:p>
      <text:p text:style-name="P34"><text:span text:style-name="T32">י</text:span><text:span text:style-name="T26">ש מקרה אחד שבו </text:span><text:span text:style-name="T34">אפשר להציב rvalue בתוך רפרנס - כאשר מגדירים את הרפרנס כקבוע - const. למשל הביטויים הבאים חוקיים:</text:span></text:p>
      <text:p text:style-name="P44"><text:span text:style-name="T35">const </text:span><text:span text:style-name="T26">int&amp; </text:span><text:span text:style-name="T28">refToInt</text:span><text:span text:style-name="T26"> = </text:span><text:span text:style-name="T28">5;</text:span></text:p>
      <text:p text:style-name="P44"><text:span text:style-name="T35">const </text:span><text:span text:style-name="T28">int&amp; refToInt = </text:span><text:span text:style-name="T29">x+y</text:span><text:span text:style-name="T28">;</text:span></text:p>
      <text:p text:style-name="P44"><text:span text:style-name="T35">const </text:span><text:span text:style-name="T28">int&amp; refToInt = </text:span><text:span text:style-name="T31">f()</text:span><text:span text:style-name="T28">;</text:span></text:p>
      <text:p text:style-name="P35"><text:span text:style-name="T28">כ</text:span><text:span text:style-name="T26">יוון שהדבר שמצביעים אליו מוגדר כ"קבוע", הקומפיילר ממילא לא ייתן לנו לשנות אותו, ולכן הרפרנס יכול להצביע גם לדבר שאין לו כתובת בזיכרון.</text:span></text:p>
      <text:p text:style-name="P36"><text:span text:style-name="T37">ל</text:span><text:span text:style-name="T36">מה צריך את זה?</text:span><text:span text:style-name="T26"> - השימוש העיקרי של const reference הוא כשרוצים להעביר ארגומנטים לפונקציות.</text:span><text:span text:style-name="T38"> זה שימושי במיוחד כשהארגומנט הוא אובייקט גדול. יש כמה דרכים להעביר אותו לפונקציה:</text:span></text:p>
      <text:list xml:id="list499446406566694810" text:style-name="L3">
        <text:list-item>
          <text:p text:style-name="P64"><text:span text:style-name="T26">אם מעבירים אותו כערך - הוא </text:span><text:span text:style-name="T36">מועתק</text:span><text:span text:style-name="T26"> למשתנה זמני שמועבר לפונקציה. זה יכול להיות מאד בזבזני כשהמשתנה גדול.</text:span></text:p>
        </text:list-item>
        <text:list-item>
          <text:p text:style-name="P64"><text:span text:style-name="T26">אם מעבירים אותו כרפרנס - הוא לא מועתק, רק הכתובת שלו מועתקת, </text:span><text:span text:style-name="T36">אבל</text:span><text:span text:style-name="T26">, הפונקציה יכולה לשנות את ערכו, וזה עלול לגרום שגיאות לוגיות.</text:span></text:p>
        </text:list-item>
        <text:list-item>
          <text:p text:style-name="P65">אם מעבירים אותו כרפרנס-קבוע (const &amp;), רק הכתובת שלו מועתקת, ובנוסף, הקומפיילר מוודא שאי-אפשר לשנות את ערכו (יתרון נוסף הוא, שאפשר להעביר לפונקציה rvalue).</text:p>
        </text:list-item>
      </text:list>
      <text:p text:style-name="P38"/>
      <text:p text:style-name="P39">קבועים - const</text:p>
      <text:p text:style-name="P7">המילה const קיימת גם בשפת סי. <text:span text:style-name="T42">אם שמים אותה מייד לפני שם של משתנה - המשתנה יהיה קבוע, והקומפיילר לא ייתן לנו לשנות אותו. <text:s/>עד כאן זה פשוט.</text:span></text:p>
      <text:p text:style-name="P51">כשיש פוינטרים זה קצת יותר מסובך - צריך לשים לב מי הקבוע - הפוינטר או הדבר שהוא מצביע עליו? </text:p>
      <text:p text:style-name="P19"><text:span text:style-name="T44">int</text:span><text:span text:style-name="T41"> *</text:span><text:span text:style-name="T44">const</text:span><text:span text:style-name="T41"> p1 = &amp;i; </text:span><text:span text:style-name="T47">// a const </text:span><text:span text:style-name="T46">pointer to an un-const variable </text:span></text:p>
      <text:p text:style-name="P19">p1++; <text:span text:style-name="T49"><text:s text:c="3"/></text:span><text:span text:style-name="T46">// c</text:span><text:span text:style-name="T48">ompiler </text:span><text:span text:style-name="T46">error </text:span></text:p>
      <text:p text:style-name="P19">(*p1)++; <text:span text:style-name="T46">// ok </text:span></text:p>
      <text:p text:style-name="P19"><text:span text:style-name="T45">const </text:span><text:span text:style-name="T43">int</text:span>* p2 = &amp;b; <text:span text:style-name="T46">// an un-const pointer to a const variable </text:span></text:p>
      <text:p text:style-name="P19">p2++; <text:span text:style-name="T49"><text:s text:c="4"/></text:span><text:span text:style-name="T46">// ok</text:span></text:p>
      <text:p text:style-name="P19">(*p2)++; <text:span text:style-name="T49"><text:s/></text:span><text:span text:style-name="T46">// c</text:span><text:span text:style-name="T48">ompiler </text:span><text:span text:style-name="T46">error </text:span></text:p>
      <text:p text:style-name="P19"><text:span text:style-name="T43">const</text:span> <text:span text:style-name="T43">int</text:span> * <text:span text:style-name="T43">const</text:span> p3 = &amp;b; <text:span text:style-name="T46">// a const pointer to a const variable </text:span></text:p>
      <text:p text:style-name="P29"/>
      <text:p text:style-name="P8">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8968964734512898963" text:style-name="L4">
        <text:list-item>
          <text:p text:style-name="P52">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53">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51">! <text:s text:c="2"/></text:span>לכן, כשמגדירים שיטה כ-const עלולה להיווצר "תגובת שרשרת" שתדרוש מאיתנו הרבה שינויים בקוד. <text:s text:c="2"/><text:span text:style-name="T50">לכן עדיף מלכתחילה להגדיר כ-const כל שיטה שאנחנו יודעים שלא תצטרך לשנות את העצם.</text:span></text:p>
      <text:p text:style-name="Heading_20_2">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1702840535128942434" text:style-name="L5">
        <text:list-item>
          <text:p text:style-name="P54">אחת מיועדת לקריאה - היא <text:span text:style-name="T52">מוגדרת כ-const ומחזירה const&amp;</text:span>.</text:p>
        </text:list-item>
        <text:list-item>
          <text:p text:style-name="P54">השניה מיועדת לכתיבה - היא מוגדרת בלי const ומחזירה &amp;.</text:p>
        </text:list-item>
      </text:list>
      <text:p text:style-name="P58">הקומפיילר יחליט לאיזו שיטה לקרוא, לפי סוג המשתנה: אם המשתנה הוא const הוא יקרא לשיטה המיועדת לקריאה בלבד; אחרת הוא יקרא לשיטה המיועדת לכתיבה.</text:p>
      <text:p text:style-name="P50">שדה mutable</text:p>
      <text:p text:style-name="P59">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59">כדי שהקומפיילר יאפשר לנו לעשות זאת, נסמן את ה-cache ב-mutable. </text:p>
      <text:p text:style-name="P59">שדה המסומן ב-mutable ניתן לשינוי גם אם העצם הוא const.</text:p>
      <text:p text:style-name="P55"/>
      <text:p text:style-name="Heading_20_2">מקורות</text:p>
      <text:list xml:id="list8647633343695036193" text:style-name="L6">
        <text:list-item>
          <text:p text:style-name="P56">מצגות של<text:span text:style-name="T9"> </text:span>אופיר פלא ומירי בן-ניסן.</text:p>
        </text:list-item>
        <text:list-item>
          <text:p text:style-name="P57">https://eli.thegreenplace.net/2011/12/15/understanding-lvalues-and-rvalues-in-c-and-c</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5f__7e_LT_7e_Gliederung_20_1" style:display-name="שקופית כותרת_~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Gliederung_20_2" style:display-name="שקופית כותרת_~LT~Gliederung 2" style:family="paragraph" style:parent-style-name="שקופית_20_כותרת_5f_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3" style:display-name="שקופית כותרת_~LT~Gliederung 3" style:family="paragraph" style:parent-style-name="שקופית_20_כותרת_5f_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4" style:display-name="שקופית כותרת_~LT~Gliederung 4" style:family="paragraph" style:parent-style-name="שקופית_20_כותרת_5f_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5" style:display-name="שקופית כותרת_~LT~Gliederung 5" style:family="paragraph" style:parent-style-name="שקופית_20_כותרת_5f_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6" style:display-name="שקופית כותרת_~LT~Gliederung 6" style:family="paragraph" style:parent-style-name="שקופית_20_כותרת_5f_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7" style:display-name="שקופית כותרת_~LT~Gliederung 7" style:family="paragraph" style:parent-style-name="שקופית_20_כותרת_5f_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8" style:display-name="שקופית כותרת_~LT~Gliederung 8" style:family="paragraph" style:parent-style-name="שקופית_20_כותרת_5f_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9" style:display-name="שקופית כותרת_~LT~Gliederung 9" style:family="paragraph" style:parent-style-name="שקופית_20_כותרת_5f_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Titel" style:display-name="שקופית כותרת_~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Untertitel" style:display-name="שקופית כותרת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Notizen" style:display-name="שקופית כותרת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Hintergrundobjekte" style:display-name="שקופית כותרת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5f__7e_LT_7e_Hintergrund" style:display-name="שקופית כותרת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3T15:17:46.658720945</dc:date>
    <meta:editing-duration>P7DT22H46M56S</meta:editing-duration>
    <meta:editing-cycles>979</meta:editing-cycles>
    <meta:document-statistic meta:table-count="0" meta:image-count="0" meta:object-count="0" meta:page-count="1" meta:paragraph-count="77" meta:word-count="1079" meta:character-count="6029" meta:non-whitespace-character-count="5000"/>
  </office:meta>
</office:document-meta>
</file>